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cccc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749cm" fo:min-width="4.4cm"/>
    </style:style>
    <style:style style:name="gr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375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0cm"/>
    </style:style>
    <style:style style:name="gr10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391cm" fo:min-width="0cm"/>
    </style:style>
    <style:style style:name="gr11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65cm" fo:min-width="0cm"/>
    </style:style>
    <style:style style:name="gr1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style-name="Normal" style:font-family-generic="swiss" style:font-pitch="variable" fo:font-size="12pt" style:font-family-asian="Arial" style:font-style-name-asian="Normal" style:font-family-generic-asian="swiss" style:font-pitch-asian="variable" style:font-size-asian="12pt" style:font-family-complex="Arial" style:font-style-name-complex="Normal" style:font-family-generic-complex="swiss" style:font-pitch-complex="variable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custom-shape draw:style-name="gr1" draw:text-style-name="P2" draw:id="id7" draw:layer="layout" svg:width="3.5cm" svg:height="2cm" svg:x="6.803cm" svg:y="1.015cm">
          <text:p text:style-name="P1"><text:span text:style-name="T1">Perspective</text:span></text:p>
          <text:p text:style-name="P1"><text:span text:style-name="T1">Camer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10" draw:layer="layout" svg:width="6.7cm" svg:height="3.775cm" svg:x="14.503cm" svg:y="20.615cm">
          <draw:glue-point draw:id="8" svg:x="-3.571cm" svg:y="-4.6cm" draw:escape-direction="up"/>
          <draw:glue-point draw:id="9" svg:x="-2.142cm" svg:y="-4.6cm" draw:escape-direction="up"/>
          <draw:glue-point draw:id="10" svg:x="2.142cm" svg:y="-4.6cm" draw:escape-direction="up"/>
          <draw:glue-point draw:id="11" svg:x="3.571cm" svg:y="-4.6cm"/>
          <draw:glue-point draw:id="12" svg:x="3.571cm" svg:y="-4.6cm" draw:escape-direction="up"/>
          <draw:glue-point draw:id="13" svg:x="3.571cm" svg:y="-0.6cm"/>
          <draw:glue-point draw:id="14" svg:x="5.044cm" svg:y="-3cm"/>
          <draw:glue-point draw:id="15" svg:x="5.044cm" svg:y="3cm"/>
          <draw:glue-point draw:id="16" svg:x="-5.042cm" svg:y="3cm"/>
          <draw:glue-point draw:id="17" svg:x="-5.042cm" svg:y="-3cm"/>
          <text:p text:style-name="P1"><text:span text:style-name="T2">C:5: </text:span><text:span text:style-name="T1">Integrator</text:span></text:p>
          <text:p text:style-name="P1"><text:span text:style-name="T3">————</text:span></text:p>
          <text:p text:style-name="P3"><text:span text:style-name="T3">• </text:span><text:span text:style-name="T3">Cue Integration</text:span></text:p>
          <text:p text:style-name="P3"><text:span text:style-name="T3">• </text:span><text:span text:style-name="T3">Temporal Integration</text:span></text:p>
          <text:p text:style-name="P3"><text:span text:style-name="T3">• </text:span><text:span text:style-name="T3">Confidence estimation</text:span></text:p>
          <text:p text:style-name="P3"><text:span text:style-name="T3">• </text:span><text:span text:style-name="T3">Hypotheses rank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3.5cm" svg:height="2cm" svg:x="25.003cm" svg:y="1.015cm">
          <text:p text:style-name="P1"><text:span text:style-name="T1">Laser Range</text:span></text:p>
          <text:p text:style-name="P1"><text:span text:style-name="T1">Scann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11" draw:layer="layout" svg:width="3.537cm" svg:height="2cm" svg:x="16.066cm" svg:y="26.615cm">
          <text:p text:style-name="P1"><text:span text:style-name="T1">Receiver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3" draw:text-style-name="P5" draw:layer="layout" svg:width="4.9cm" svg:height="1.199cm" svg:x="17.903cm" svg:y="24.715cm">
          <draw:text-box>
            <text:p text:style-name="P4"><text:span text:style-name="T1">Ordered hypotheses </text:span></text:p>
            <text:p text:style-name="P4"><text:span text:style-name="T1">with confidence</text:span></text:p>
          </draw:text-box>
        </draw:frame>
        <draw:frame draw:style-name="gr4" draw:text-style-name="P5" draw:layer="layout" svg:width="1.565cm" svg:height="1.199cm" svg:x="26.738cm" svg:y="3.516cm">
          <draw:text-box>
            <text:p text:style-name="P4"><text:span text:style-name="T1">Laser</text:span></text:p>
            <text:p text:style-name="P4"><text:span text:style-name="T1">Scan</text:span></text:p>
          </draw:text-box>
        </draw:frame>
        <draw:custom-shape draw:style-name="gr2" draw:text-style-name="P2" draw:id="id8" draw:layer="layout" svg:width="4.471cm" svg:height="1.5cm" svg:x="6.332cm" svg:y="5.615cm">
          <text:p text:style-name="P1"><text:span text:style-name="T2">C:1:</text:span><text:span text:style-name="T1"> Global Visual </text:span></text:p>
          <text:p text:style-name="P1"><text:span text:style-name="T1">Feature Extr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6cm" svg:height="3cm" svg:x="5.546cm" svg:y="12.39cm">
          <text:p text:style-name="P1"><text:span text:style-name="T2">C:4: </text:span><text:span text:style-name="T1">Classifier</text:span></text:p>
          <text:p text:style-name="P1"><text:span text:style-name="T3">————</text:span></text:p>
          <text:p text:style-name="P3"><text:span text:style-name="T3">• </text:span><text:span text:style-name="T3">Global feat. classification</text:span></text:p>
          <text:p text:style-name="P3"><text:span text:style-name="T3">• </text:span><text:span text:style-name="T3">Scores esti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1.683cm" svg:height="0.725cm" svg:x="7.003cm" svg:y="3.59cm">
          <draw:text-box>
            <text:p text:style-name="P4"><text:span text:style-name="T1">Image</text:span></text:p>
          </draw:text-box>
        </draw:frame>
        <draw:custom-shape draw:style-name="gr2" draw:text-style-name="P2" draw:id="id5" draw:layer="layout" svg:width="4.5cm" svg:height="1.5cm" svg:x="24.503cm" svg:y="5.615cm">
          <text:p text:style-name="P1"><text:span text:style-name="T2">C:2: </text:span><text:span text:style-name="T1">Geometric <text:s/></text:span></text:p>
          <text:p text:style-name="P1"><text:span text:style-name="T1">Feature Extr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6.5cm" svg:height="3cm" svg:x="23.503cm" svg:y="12.39cm">
          <text:p text:style-name="P1"><text:span text:style-name="T2">C:4: </text:span><text:span text:style-name="T1">Classifier</text:span></text:p>
          <text:p text:style-name="P1"><text:span text:style-name="T3">————</text:span></text:p>
          <text:p text:style-name="P3"><text:span text:style-name="T3">• </text:span><text:span text:style-name="T3">Geometric feat. classification</text:span></text:p>
          <text:p text:style-name="P3"><text:span text:style-name="T3">• </text:span><text:span text:style-name="T3">Scores esti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19.201cm" svg:y1="13.889cm" svg:x2="23.503cm" svg:y2="13.889cm" draw:start-shape="id1" draw:start-glue-point="8" draw:end-shape="id2" draw:end-glue-point="5" svg:d="m19201 13889h4302">
          <text:p text:style-name="P4"/>
        </draw:connector>
        <draw:connector draw:style-name="gr5" draw:text-style-name="P6" draw:layer="layout" svg:x1="16.503cm" svg:y1="13.889cm" svg:x2="11.544cm" svg:y2="13.889cm" draw:start-shape="id1" draw:start-glue-point="6" draw:end-shape="id3" draw:end-glue-point="7" svg:d="m16503 13889h-4959">
          <text:p text:style-name="P4"/>
        </draw:connector>
        <draw:connector draw:style-name="gr5" draw:text-style-name="P6" draw:layer="layout" draw:type="lines" svg:x1="26.752cm" svg:y1="3.015cm" svg:x2="26.753cm" svg:y2="5.615cm" draw:start-shape="id4" draw:start-glue-point="8" draw:end-shape="id5" svg:d="m26752 3015v530l1 1540v530">
          <text:p text:style-name="P4"/>
        </draw:connector>
        <draw:connector draw:style-name="gr5" draw:text-style-name="P6" draw:layer="layout" draw:type="lines" svg:x1="26.752cm" svg:y1="7.115cm" svg:x2="26.751cm" svg:y2="9.19cm" draw:start-shape="id5" draw:start-glue-point="6" draw:end-shape="id6" draw:end-glue-point="4" svg:d="m26752 7115v531l-1 1014v530">
          <text:p text:style-name="P4"/>
        </draw:connector>
        <draw:frame draw:style-name="gr6" draw:text-style-name="P5" draw:layer="layout" svg:width="2.178cm" svg:height="0.725cm" svg:x="8.503cm" svg:y="11.015cm">
          <draw:text-box>
            <text:p text:style-name="P4"><text:span text:style-name="T1">Features</text:span></text:p>
          </draw:text-box>
        </draw:frame>
        <draw:frame draw:style-name="gr6" draw:text-style-name="P5" draw:layer="layout" svg:width="2.178cm" svg:height="0.725cm" svg:x="26.725cm" svg:y="11.015cm">
          <draw:text-box>
            <text:p text:style-name="P4"><text:span text:style-name="T1">Features</text:span></text:p>
          </draw:text-box>
        </draw:frame>
        <draw:custom-shape draw:style-name="gr7" draw:text-style-name="P6" draw:layer="layout" svg:width="0.5cm" svg:height="0.5cm" svg:x="6.445cm" svg:y="17.44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823cm" svg:height="0.725cm" svg:x="10.68cm" svg:y="18.49cm">
          <draw:text-box>
            <text:p text:style-name="P4"><text:span text:style-name="T1">Scores</text:span></text:p>
          </draw:text-box>
        </draw:frame>
        <draw:frame draw:style-name="gr9" draw:text-style-name="P5" draw:layer="layout" svg:width="1.823cm" svg:height="0.725cm" svg:x="22.903cm" svg:y="18.49cm">
          <draw:text-box>
            <text:p text:style-name="P4"><text:span text:style-name="T1">Scores</text:span></text:p>
          </draw:text-box>
        </draw:frame>
        <draw:connector draw:style-name="gr5" draw:text-style-name="P6" draw:layer="layout" svg:x1="8.552cm" svg:y1="3.015cm" svg:x2="8.567cm" svg:y2="5.615cm" draw:start-shape="id7" draw:start-glue-point="8" draw:end-shape="id8" draw:end-glue-point="4" svg:d="m8552 3015v1300h15v1300">
          <text:p text:style-name="P4"/>
        </draw:connector>
        <draw:connector draw:style-name="gr5" draw:text-style-name="P6" draw:layer="layout" svg:x1="8.567cm" svg:y1="7.115cm" svg:x2="8.551cm" svg:y2="9.19cm" draw:start-shape="id8" draw:start-glue-point="6" draw:end-shape="id9" draw:end-glue-point="4" svg:d="m8567 7115v1038h-16v1037">
          <text:p text:style-name="P4"/>
        </draw:connector>
        <draw:connector draw:style-name="gr5" draw:text-style-name="P6" draw:layer="layout" svg:x1="26.752cm" svg:y1="15.39cm" svg:x2="20.245cm" svg:y2="20.766cm" draw:start-shape="id2" draw:start-glue-point="6" draw:end-shape="id10" draw:end-glue-point="11" svg:d="m26752 15390v2613h-6507v2763">
          <text:p text:style-name="P4"/>
        </draw:connector>
        <draw:connector draw:style-name="gr5" draw:text-style-name="P6" draw:layer="layout" svg:x1="8.545cm" svg:y1="15.39cm" svg:x2="15.461cm" svg:y2="20.766cm" draw:start-shape="id3" draw:start-glue-point="6" draw:end-shape="id10" draw:end-glue-point="8" svg:d="m8545 15390v2613h6916v2763">
          <text:p text:style-name="P4"/>
        </draw:connector>
        <draw:connector draw:style-name="gr5" draw:text-style-name="P6" draw:layer="layout" svg:x1="17.852cm" svg:y1="24.388cm" svg:x2="17.834cm" svg:y2="26.615cm" draw:start-shape="id10" draw:start-glue-point="6" draw:end-shape="id11" draw:end-glue-point="4" svg:d="m17852 24388v1114h-18v1113">
          <text:p text:style-name="P4"/>
        </draw:connector>
        <draw:custom-shape draw:style-name="gr2" draw:text-style-name="P2" draw:id="id6" draw:layer="layout" svg:width="6.103cm" svg:height="1.008cm" svg:x="23.7cm" svg:y="9.19cm">
          <text:p text:style-name="P1"><text:span text:style-name="T2">C:3:</text:span><text:span text:style-name="T1"> Redundant Frame 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3" draw:layer="layout" svg:width="3.5cm" svg:height="2cm" svg:x="33.113cm" svg:y="1cm">
          <text:p text:style-name="P1"><text:span text:style-name="T1">Wheel </text:span></text:p>
          <text:p text:style-name="P1"><text:span text:style-name="T1">Encod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9" draw:layer="layout" svg:width="6.103cm" svg:height="1.008cm" svg:x="5.5cm" svg:y="9.19cm">
          <text:p text:style-name="P1"><text:span text:style-name="T2">C:3:</text:span><text:span text:style-name="T1"> Redundant Frame 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26.751cm" svg:y1="10.198cm" svg:x2="26.752cm" svg:y2="12.39cm" draw:start-shape="id6" draw:start-glue-point="6" draw:end-shape="id2" draw:end-glue-point="4" svg:d="m26751 10198 1 2192">
          <text:p text:style-name="P4"/>
        </draw:connector>
        <draw:connector draw:style-name="gr5" draw:text-style-name="P6" draw:layer="layout" draw:type="line" svg:x1="8.551cm" svg:y1="10.198cm" svg:x2="8.545cm" svg:y2="12.39cm" draw:start-shape="id9" draw:start-glue-point="6" draw:end-shape="id3" draw:end-glue-point="4" svg:d="m8551 10198-6 2192">
          <text:p text:style-name="P4"/>
        </draw:connector>
        <draw:frame draw:style-name="gr6" draw:text-style-name="P5" draw:layer="layout" svg:width="2.178cm" svg:height="0.725cm" svg:x="8.503cm" svg:y="7.816cm">
          <draw:text-box>
            <text:p text:style-name="P4"><text:span text:style-name="T1">Features</text:span></text:p>
          </draw:text-box>
        </draw:frame>
        <draw:frame draw:style-name="gr6" draw:text-style-name="P5" draw:layer="layout" svg:width="2.178cm" svg:height="0.725cm" svg:x="26.725cm" svg:y="7.816cm">
          <draw:text-box>
            <text:p text:style-name="P4"><text:span text:style-name="T1">Features</text:span></text:p>
          </draw:text-box>
        </draw:frame>
        <draw:connector draw:style-name="gr5" draw:text-style-name="P6" draw:layer="layout" svg:x1="34.9cm" svg:y1="11.798cm" svg:x2="21.203cm" svg:y2="22.501cm" draw:start-shape="id12" draw:start-glue-point="6" draw:end-shape="id10" draw:end-glue-point="7" svg:d="m34900 11798v10703h-13697">
          <text:p text:style-name="P4"/>
        </draw:connector>
        <draw:frame draw:style-name="gr8" draw:text-style-name="P7" draw:layer="layout" svg:width="5.988cm" svg:height="0.725cm" svg:x="28.703cm" svg:y="21.79cm">
          <draw:text-box>
            <text:p text:style-name="P4"><text:span text:style-name="T1">Robot Movement Information</text:span></text:p>
          </draw:text-box>
        </draw:frame>
        <draw:custom-shape draw:style-name="gr2" draw:text-style-name="P2" draw:id="id12" draw:layer="layout" svg:width="5.603cm" svg:height="1.008cm" svg:x="32.1cm" svg:y="10.79cm">
          <text:p text:style-name="P1"><text:span text:style-name="T2">C:6:</text:span><text:span text:style-name="T1"> Movement Estim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34.862cm" svg:y1="3cm" svg:x2="34.9cm" svg:y2="10.79cm" draw:start-shape="id13" draw:start-glue-point="8" draw:end-shape="id12" draw:end-glue-point="4" svg:d="m34862 3000v3895h38v3895">
          <text:p text:style-name="P4"/>
        </draw:connector>
        <draw:frame draw:style-name="gr10" draw:text-style-name="P5" draw:layer="layout" svg:width="2.365cm" svg:height="0.725cm" svg:x="32.427cm" svg:y="3.807cm">
          <draw:text-box>
            <text:p text:style-name="P4"><text:span text:style-name="T1">Odometry</text:span></text:p>
          </draw:text-box>
        </draw:frame>
        <draw:connector draw:style-name="gr5" draw:text-style-name="P6" draw:layer="layout" svg:x1="17.852cm" svg:y1="15.288cm" svg:x2="17.853cm" svg:y2="20.615cm" draw:start-shape="id1" draw:start-glue-point="7" draw:end-shape="id10" svg:d="m17852 15288v2664h1v2663">
          <text:p text:style-name="P4"/>
        </draw:connector>
        <draw:frame draw:style-name="gr11" draw:text-style-name="P5" draw:layer="layout" svg:width="2.509cm" svg:height="1.199cm" svg:x="17.894cm" svg:y="16.39cm">
          <draw:text-box>
            <text:p text:style-name="P4"><text:span text:style-name="T1">Integration</text:span></text:p>
            <text:p text:style-name="P4"><text:span text:style-name="T1">Model</text:span></text:p>
          </draw:text-box>
        </draw:frame>
        <draw:custom-shape draw:style-name="gr12" draw:text-style-name="P8" draw:id="id1" draw:layer="layout" svg:width="2.7cm" svg:height="2.8cm" svg:x="16.503cm" svg:y="12.49cm">
          <draw:glue-point draw:id="9" svg:x="-3cm" svg:y="-5.13cm"/>
          <draw:glue-point draw:id="10" svg:x="3cm" svg:y="-5.13cm"/>
          <text:p text:style-name="P1"><text:span text:style-name="T1">Long-term</text:span></text:p>
          <text:p text:style-name="P1"><text:span text:style-name="T1">Mem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5" draw:layer="layout" svg:width="1.869cm" svg:height="1.673cm" svg:x="13.203cm" svg:y="12.29cm">
          <draw:text-box>
            <text:p text:style-name="P4"><text:span text:style-name="T1">Visual</text:span></text:p>
            <text:p text:style-name="P4"><text:span text:style-name="T1">Place</text:span></text:p>
            <text:p text:style-name="P4"><text:span text:style-name="T1">Models</text:span></text:p>
          </draw:text-box>
        </draw:frame>
        <draw:frame draw:style-name="gr11" draw:text-style-name="P5" draw:layer="layout" svg:width="2.462cm" svg:height="1.673cm" svg:x="20.141cm" svg:y="12.217cm">
          <draw:text-box>
            <text:p text:style-name="P4"><text:span text:style-name="T1">Geometric</text:span></text:p>
            <text:p text:style-name="P4"><text:span text:style-name="T1">Place</text:span></text:p>
            <text:p text:style-name="P4"><text:span text:style-name="T1">Mod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3cm" svg:stroke-color="#000000" draw:marker-start-width="0.35cm" draw:marker-start-center="false" draw:marker-end-width="0.3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27T17:31:31</meta:creation-date>
    <dc:date>2008-07-07T11:54:50</dc:date>
    <meta:print-date>2008-07-07T11:53:54</meta:print-date>
    <meta:editing-cycles>103</meta:editing-cycles>
    <meta:editing-duration>PT12H23M2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